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variable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fixed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9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5" style:family="paragraph">
      <loext:graphic-properties draw:fill-color="#ffffff"/>
      <style:paragraph-properties style:writing-mode="lr-tb"/>
      <style:text-properties style:font-size-asian="12pt"/>
    </style:style>
    <style:style style:name="P7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7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7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80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1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2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3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4" style:family="paragraph">
      <style:paragraph-properties fo:margin-left="0cm" fo:margin-right="0cm" fo:text-indent="0cm"/>
    </style:style>
    <style:style style:name="P8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86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8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6" style:family="text">
      <style:text-properties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2" style:family="text">
      <style:text-properties fo:color="#666666" loext:opacity="100%" style:font-name="PT Sans Narrow" fo:font-size="9pt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4" style:family="text">
      <style:text-properties style:use-window-font-color="true" loext:opacity="0%" style:font-name="PT Sans Narrow" fo:font-size="9pt" style:font-size-asian="9pt" style:font-size-complex="9pt"/>
    </style:style>
    <style:style style:name="T35" style:family="text">
      <style:text-properties fo:color="#000000" loext:opacity="100%" style:font-name="PT Sans Narrow" fo:font-size="14pt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1pt" style:font-size-asian="11pt" style:font-size-complex="11pt"/>
    </style:style>
    <style:style style:name="T42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3" style:family="text">
      <style:text-properties style:use-window-font-color="true" loext:opacity="0%" style:font-name="PT Sans Narrow" fo:font-size="11pt" style:font-size-asian="11pt" style:font-size-complex="11pt"/>
    </style:style>
    <style:style style:name="T44" style:family="text">
      <style:text-properties fo:color="#666666" loext:opacity="100%" style:font-name="PT Sans Narrow" fo:font-size="12pt" style:font-size-asian="12pt" style:font-size-complex="12pt"/>
    </style:style>
    <style:style style:name="T45" style:family="text">
      <style:text-properties style:font-name="PT Sans Narrow" fo:font-size="12pt" style:font-size-asian="12pt" style:font-size-complex="12pt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9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ite || kite mt9x9.kite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(* ocamlc mt9x9.ml &amp;&amp; ./mt9x9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axi</text:span></text:p>
          <text:p text:style-name="P41"><text:span text:style-name="T19"># axc mt9x9.als &amp;&amp; axi mt9x9.axc || ./mt9x9.als || axi mt9x9.als</text:span></text:p>
          <text:p text:style-name="P41"><text:span text:style-name="T25"/></text:p>
          <text:p text:style-name="P41"><text:span text:style-name="T21">trans i 0</text:span></text:p>
          <text:p text:style-name="P41"><text:span text:style-name="T21">trans j 0</text:span></text:p>
          <text:p text:style-name="P41"><text:span text:style-name="T21">trans k 0</text:span></text:p>
          <text:p text:style-name="P41"><text:span text:style-name="T21">loop (i:= 1) (&lt;= i 9) (i:+= 3) {</text:span></text:p>
          <text:p text:style-name="P41"><text:span text:style-name="T21"><text:s text:c="4"/></text:span><text:span text:style-name="T21">loop (j:= 1) (&lt;= j 9) (j:++) {</text:span></text:p>
          <text:p text:style-name="P41"><text:span text:style-name="T21"><text:s text:c="8"/></text:span><text:span text:style-name="T21">loop (k:= i) (&lt;= k (+ i 2)) (k:++) {</text:span></text:p>
          <text:p text:style-name="P41"><text:span text:style-name="T21"><text:s text:c="12"/></text:span><text:span text:style-name="T21">trans s (String (* k j))</text:span></text:p>
          <text:p text:style-name="P41"><text:span text:style-name="T21"><text:s text:c="12"/></text:span><text:span text:style-name="T21">print k 'x' j '=' (s:fill-left ' ' 2) '\t'</text:span></text:p>
          <text:p text:style-name="P41"><text:span text:style-name="T21"><text:s text:c="8"/></text:span><text:span text:style-name="T21">}</text:span></text:p>
          <text:p text:style-name="P41"><text:span text:style-name="T21"><text:s text:c="8"/></text:span><text:span text:style-name="T21">print '\n'</text:span></text:p>
          <text:p text:style-name="P41"><text:span text:style-name="T21"><text:s text:c="4"/></text:span><text:span text:style-name="T21">}</text:span></text:p>
          <text:p text:style-name="P41"><text:span text:style-name="T21"><text:s text:c="4"/></text:span><text:span text:style-name="T21">println</text:span></text:p>
          <text:p text:style-name="P41"><text:span text:style-name="T2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#!/usr/bin/rebol -q</text:span></text:p>
          <text:p text:style-name="P22"><text:span text:style-name="T19">; ./mt9x9.r || rebol -q mt9x9.r</text:span></text:p>
          <text:p text:style-name="P22"><text:span text:style-name="T26"/></text:p>
          <text:p text:style-name="P22"><text:span text:style-name="T20">rebol []</text:span></text:p>
          <text:p text:style-name="P22"><text:span text:style-name="T20">foreach i [1 4 7] [</text:span></text:p>
          <text:p text:style-name="P22"><text:span text:style-name="T20"><text:s text:c="4"/></text:span><text:span text:style-name="T20">repeat j 9 [</text:span></text:p>
          <text:p text:style-name="P22"><text:span text:style-name="T20"><text:s text:c="8"/></text:span><text:span text:style-name="T20">for k i (i + 2) 1 [</text:span></text:p>
          <text:p text:style-name="P22"><text:span text:style-name="T20"><text:s text:c="12"/></text:span><text:span text:style-name="T20">prin rejoin [k "x" j "=" either k * j &lt; 10 [" "] [""] k * j tab]</text:span></text:p>
          <text:p text:style-name="P22"><text:span text:style-name="T20"><text:s text:c="8"/></text:span><text:span text:style-name="T20">]</text:span></text:p>
          <text:p text:style-name="P22"><text:span text:style-name="T20"><text:s text:c="8"/></text:span><text:span text:style-name="T20">prin crlf</text:span></text:p>
          <text:p text:style-name="P22"><text:span text:style-name="T20"><text:s text:c="4"/></text:span><text:span text:style-name="T20">]</text:span></text:p>
          <text:p text:style-name="P22"><text:span text:style-name="T20"><text:s text:c="4"/></text:span><text:span text:style-name="T20">print ""</text:span></text:p>
          <text:p text:style-name="P22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10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5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23" draw:layer="layout" svg:width="11.2cm" svg:height="11.4cm" svg:x="13.15cm" svg:y="6.8cm">
          <text:p text:style-name="P22"><text:span text:style-name="T19">// surgescript mt9x9.ss</text:span></text:p>
          <text:p text:style-name="P22"><text:span text:style-name="T25"/></text:p>
          <text:p text:style-name="P22"><text:span text:style-name="T20">object "Application" {</text:span></text:p>
          <text:p text:style-name="P22"><text:span text:style-name="T20"><text:s text:c="4"/></text:span><text:span text:style-name="T20">state "main" {</text:span></text:p>
          <text:p text:style-name="P22"><text:span text:style-name="T20"><text:s text:c="8"/></text:span><text:span text:style-name="T20">for(i = 1; i &lt;= 9; i += 3) {</text:span></text:p>
          <text:p text:style-name="P22"><text:span text:style-name="T20"><text:s text:c="12"/></text:span><text:span text:style-name="T20">for(j = 1; j &lt;= 9; j++) {</text:span></text:p>
          <text:p text:style-name="P22"><text:span text:style-name="T20"><text:s text:c="16"/></text:span><text:span text:style-name="T20">foreach(k in [i, i+1, i+2]) {</text:span></text:p>
          <text:p text:style-name="P22"><text:span text:style-name="T20"><text:s text:c="20"/></text:span><text:span text:style-name="T20">Console.write(k+"x"+j+"="+(k*j&lt;10?" ":"")+k*j+"\t");</text:span></text:p>
          <text:p text:style-name="P22"><text:span text:style-name="T20"><text:s text:c="16"/></text:span><text:span text:style-name="T20">}</text:span></text:p>
          <text:p text:style-name="P22"><text:span text:style-name="T20"><text:s text:c="16"/></text:span><text:span text:style-name="T20">Console.write("\n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Console.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Application.exit(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7.65cm" svg:height="1.759cm" svg:x="15.3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3.8cm" svg:y="4.8cm">
          <draw:text-box>
            <text:p><text:span text:style-name="T17">Chai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1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e 9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pawncc mt9x9.p &amp;&amp; pawnrun mt9x9.amx</text:span></text:p>
          <text:p text:style-name="P17"><text:span text:style-name="T30"/></text:p>
          <text:p text:style-name="P17"><text:span text:style-name="T15">main() {</text:span></text:p>
          <text:p text:style-name="P17"><text:span text:style-name="T15"><text:s text:c="4"/></text:span><text:span text:style-name="T15">for (new i = 1; i &lt;= 9; i += 3) {</text:span></text:p>
          <text:p text:style-name="P17"><text:span text:style-name="T15"><text:s text:c="8"/></text:span><text:span text:style-name="T15">for (new j = 1; j &lt;= 9; j++) {</text:span></text:p>
          <text:p text:style-name="P17"><text:span text:style-name="T15"><text:s text:c="12"/></text:span><text:span text:style-name="T15">for (new k = i; k &lt;= i+2; k++) {</text:span></text:p>
          <text:p text:style-name="P17"><text:span text:style-name="T15"><text:s text:c="16"/></text:span><text:span text:style-name="T15">printf "%dx%d=%2d\t", k, j, k*j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1cm" svg:height="1.759cm" svg:x="17cm" svg:y="4.8cm">
          <draw:text-box>
            <text:p><text:span text:style-name="T17">Pawn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 colm mt9x9.lm &amp;&amp; ./mt9x9</text:span></text:p>
          <text:p text:style-name="P24"><text:span text:style-name="T18"/></text:p>
          <text:p text:style-name="P24"><text:span text:style-name="T15">i: int = 1</text:span></text:p>
          <text:p text:style-name="P24"><text:span text:style-name="T15">while (i &lt;= 9) {</text:span></text:p>
          <text:p text:style-name="P24"><text:span text:style-name="T15"><text:s text:c="4"/></text:span><text:span text:style-name="T15">j: int = 1</text:span></text:p>
          <text:p text:style-name="P24"><text:span text:style-name="T15"><text:s text:c="4"/></text:span><text:span text:style-name="T15">while (j &lt;= 9) {</text:span></text:p>
          <text:p text:style-name="P24"><text:span text:style-name="T15"><text:s text:c="8"/></text:span><text:span text:style-name="T15">k: int = i</text:span></text:p>
          <text:p text:style-name="P24"><text:span text:style-name="T15"><text:s text:c="8"/></text:span><text:span text:style-name="T15">while (k &lt;= i+2) {</text:span></text:p>
          <text:p text:style-name="P24"><text:span text:style-name="T15"><text:s text:c="12"/></text:span><text:span text:style-name="T15">print(k, 'x', j, '=')</text:span></text:p>
          <text:p text:style-name="P24"><text:span text:style-name="T15"><text:s text:c="12"/></text:span><text:span text:style-name="T15">if (k*j &lt; 10) print(' ')</text:span></text:p>
          <text:p text:style-name="P24"><text:span text:style-name="T15"><text:s text:c="12"/></text:span><text:span text:style-name="T15">print(k*j, '\t')</text:span></text:p>
          <text:p text:style-name="P24"><text:span text:style-name="T15"><text:s text:c="12"/></text:span><text:span text:style-name="T15">k = k + 1</text:span></text:p>
          <text:p text:style-name="P24"><text:span text:style-name="T15"><text:s text:c="8"/></text:span><text:span text:style-name="T15">}</text:span></text:p>
          <text:p text:style-name="P24"><text:span text:style-name="T15"><text:s text:c="8"/></text:span><text:span text:style-name="T15">print('\n')</text:span></text:p>
          <text:p text:style-name="P24"><text:span text:style-name="T15"><text:s text:c="8"/></text:span><text:span text:style-name="T15">j = j + 1</text:span></text:p>
          <text:p text:style-name="P24"><text:span text:style-name="T15"><text:s text:c="4"/></text:span><text:span text:style-name="T15">}</text:span></text:p>
          <text:p text:style-name="P24"><text:span text:style-name="T15"><text:s text:c="4"/></text:span><text:span text:style-name="T15">print('\n')</text:span></text:p>
          <text:p text:style-name="P24"><text:span text:style-name="T15"><text:s text:c="4"/></text:span><text:span text:style-name="T15">i = i + 3</text:span></text:p>
          <text:p text:style-name="P2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#!/usr/bin/dern</text:span></text:p>
          <text:p text:style-name="P39"><text:span text:style-name="T14">!#</text:span></text:p>
          <text:p text:style-name="P39"><text:span text:style-name="T14">; ./mt9x9.dern || dern mt9x9.dern</text:span></text:p>
          <text:p text:style-name="P39"><text:span text:style-name="T18"/></text:p>
          <text:p text:style-name="P39"><text:span text:style-name="T15">(print-readably false)</text:span></text:p>
          <text:p text:style-name="P39"><text:span text:style-name="T15">(for i from {D+1} to {D+9} step {D+3}</text:span></text:p>
          <text:p text:style-name="P39"><text:span text:style-name="T15"><text:s text:c="4"/></text:span><text:span text:style-name="T15">(for j from {D+1} to {D+9}</text:span></text:p>
          <text:p text:style-name="P39"><text:span text:style-name="T15"><text:s text:c="8"/></text:span><text:span text:style-name="T15">(for k from i to (+ i {D+2})</text:span></text:p>
          <text:p text:style-name="P39"><text:span text:style-name="T15"><text:s text:c="12"/></text:span><text:span text:style-name="T15">(print k)</text:span></text:p>
          <text:p text:style-name="P39"><text:span text:style-name="T15"><text:s text:c="12"/></text:span><text:span text:style-name="T15">(print [x])</text:span></text:p>
          <text:p text:style-name="P39"><text:span text:style-name="T15"><text:s text:c="12"/></text:span><text:span text:style-name="T15">(print j)</text:span></text:p>
          <text:p text:style-name="P39"><text:span text:style-name="T15"><text:s text:c="12"/></text:span><text:span text:style-name="T15">(print [=])</text:span></text:p>
          <text:p text:style-name="P39"><text:span text:style-name="T15"><text:s text:c="12"/></text:span><text:span text:style-name="T15">(if (&lt; (* k j) {D+10}) (print [ ]))</text:span></text:p>
          <text:p text:style-name="P39"><text:span text:style-name="T15"><text:s text:c="12"/></text:span><text:span text:style-name="T15">(print (* k j))</text:span></text:p>
          <text:p text:style-name="P39"><text:span text:style-name="T15"><text:s text:c="12"/></text:span><text:span text:style-name="T15">(print [|tab|])</text:span></text:p>
          <text:p text:style-name="P39"><text:span text:style-name="T15"><text:s text:c="8"/></text:span><text:span text:style-name="T15">)</text:span></text:p>
          <text:p text:style-name="P39"><text:span text:style-name="T15"><text:s text:c="8"/></text:span><text:span text:style-name="T15">(print [|newline|])</text:span></text:p>
          <text:p text:style-name="P39"><text:span text:style-name="T15"><text:s text:c="4"/></text:span><text:span text:style-name="T15">)</text:span></text:p>
          <text:p text:style-name="P39"><text:span text:style-name="T15"><text:s text:c="4"/></text:span><text:span text:style-name="T15">(print [|0A|])</text:span></text:p>
          <text:p text:style-name="P39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31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32">-- se c mt9x9.e -clean -o mt9x9 &amp;&amp; ./mt9x9</text:span></text:p>
          <text:p text:style-name="P56"><text:span text:style-name="T33"/></text:p>
          <text:p text:style-name="P56"><text:span text:style-name="T34">class MT9X9</text:span></text:p>
          <text:p text:style-name="P56"><text:span text:style-name="T34">create {ANY}</text:span></text:p>
          <text:p text:style-name="P56"><text:span text:style-name="T34"><text:s text:c="4"/></text:span><text:span text:style-name="T34">make</text:span></text:p>
          <text:p text:style-name="P56"><text:span text:style-name="T34">feature {ANY}</text:span></text:p>
          <text:p text:style-name="P56"><text:span text:style-name="T34"><text:s text:c="4"/></text:span><text:span text:style-name="T34">make</text:span></text:p>
          <text:p text:style-name="P56"><text:span text:style-name="T34"><text:s text:c="8"/></text:span><text:span text:style-name="T34">local i: INTEGER</text:span></text:p>
          <text:p text:style-name="P56"><text:span text:style-name="T34"><text:s text:c="8"/></text:span><text:span text:style-name="T34">do</text:span></text:p>
          <text:p text:style-name="P56"><text:span text:style-name="T34"><text:s text:c="12"/></text:span><text:span text:style-name="T34">from i := 1</text:span></text:p>
          <text:p text:style-name="P56"><text:span text:style-name="T34"><text:s text:c="12"/></text:span><text:span text:style-name="T34">until i &gt; 9</text:span></text:p>
          <text:p text:style-name="P56"><text:span text:style-name="T34"><text:s text:c="12"/></text:span><text:span text:style-name="T34">loop</text:span></text:p>
          <text:p text:style-name="P56"><text:span text:style-name="T34"><text:s text:c="16"/></text:span><text:span text:style-name="T34">block(i)</text:span></text:p>
          <text:p text:style-name="P56"><text:span text:style-name="T34"><text:s text:c="16"/></text:span><text:span text:style-name="T34">print("%N")</text:span></text:p>
          <text:p text:style-name="P56"><text:span text:style-name="T34"><text:s text:c="16"/></text:span><text:span text:style-name="T34">i := i + 3</text:span></text:p>
          <text:p text:style-name="P56"><text:span text:style-name="T34"><text:s text:c="12"/></text:span><text:span text:style-name="T34">end</text:span></text:p>
          <text:p text:style-name="P56"><text:span text:style-name="T34"><text:s text:c="8"/></text:span><text:span text:style-name="T34">end</text:span></text:p>
          <text:p text:style-name="P56"><text:span text:style-name="T34"><text:s text:c="4"/></text:span><text:span text:style-name="T34">block (i: INTEGER)</text:span></text:p>
          <text:p text:style-name="P56"><text:span text:style-name="T34"><text:s text:c="8"/></text:span><text:span text:style-name="T34">local j: INTEGER</text:span></text:p>
          <text:p text:style-name="P56"><text:span text:style-name="T34"><text:s text:c="8"/></text:span><text:span text:style-name="T34">do</text:span></text:p>
          <text:p text:style-name="P56"><text:span text:style-name="T34"><text:s text:c="12"/></text:span><text:span text:style-name="T34">from j := 1</text:span></text:p>
          <text:p text:style-name="P56"><text:span text:style-name="T34"><text:s text:c="12"/></text:span><text:span text:style-name="T34">until j &gt; 9</text:span></text:p>
          <text:p text:style-name="P56"><text:span text:style-name="T34"><text:s text:c="12"/></text:span><text:span text:style-name="T34">loop</text:span></text:p>
          <text:p text:style-name="P56"><text:span text:style-name="T34"><text:s text:c="16"/></text:span><text:span text:style-name="T34">line(i, j)</text:span></text:p>
          <text:p text:style-name="P56"><text:span text:style-name="T34"><text:s text:c="16"/></text:span><text:span text:style-name="T34">io.put_new_line</text:span></text:p>
          <text:p text:style-name="P56"><text:span text:style-name="T34"><text:s text:c="16"/></text:span><text:span text:style-name="T34">j := j + 1</text:span></text:p>
          <text:p text:style-name="P56"><text:span text:style-name="T34"><text:s text:c="12"/></text:span><text:span text:style-name="T34">end</text:span></text:p>
          <text:p text:style-name="P56"><text:span text:style-name="T34"><text:s text:c="8"/></text:span><text:span text:style-name="T34">end</text:span></text:p>
          <text:p text:style-name="P56"><text:span text:style-name="T34"><text:s text:c="4"/></text:span><text:span text:style-name="T34">line (i, j: INTEGER)</text:span></text:p>
          <text:p text:style-name="P56"><text:span text:style-name="T34"><text:s text:c="8"/></text:span><text:span text:style-name="T34">local k: INTEGER</text:span></text:p>
          <text:p text:style-name="P56"><text:span text:style-name="T34"><text:s text:c="8"/></text:span><text:span text:style-name="T34">do</text:span></text:p>
          <text:p text:style-name="P56"><text:span text:style-name="T34"><text:s text:c="12"/></text:span><text:span text:style-name="T34">from k := i</text:span></text:p>
          <text:p text:style-name="P56"><text:span text:style-name="T34"><text:s text:c="12"/></text:span><text:span text:style-name="T34">until k &gt; i+2</text:span></text:p>
          <text:p text:style-name="P56"><text:span text:style-name="T34"><text:s text:c="12"/></text:span><text:span text:style-name="T34">loop</text:span></text:p>
          <text:p text:style-name="P56"><text:span text:style-name="T34"><text:s text:c="16"/></text:span><text:span text:style-name="T34">io.put_string(k.out + "x" + j.out + "=")</text:span></text:p>
          <text:p text:style-name="P56"><text:span text:style-name="T34"><text:s text:c="16"/></text:span><text:span text:style-name="T34">io.put_string(if k*j&lt;10 then " " else "" end)</text:span></text:p>
          <text:p text:style-name="P56"><text:span text:style-name="T34"><text:s text:c="16"/></text:span><text:span text:style-name="T34">io.put_string((k*j).out + "%T")</text:span></text:p>
          <text:p text:style-name="P56"><text:span text:style-name="T34"><text:s text:c="16"/></text:span><text:span text:style-name="T34">k := k + 1</text:span></text:p>
          <text:p text:style-name="P56"><text:span text:style-name="T34"><text:s text:c="12"/></text:span><text:span text:style-name="T34">end</text:span></text:p>
          <text:p text:style-name="P56"><text:span text:style-name="T34"><text:s text:c="8"/></text:span><text:span text:style-name="T34">end</text:span></text:p>
          <text:p text:style-name="P56"><text:span text:style-name="T3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58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5"/></text:p>
          <text:p text:style-name="P43"><text:span text:style-name="T35">-module(mt9x9).</text:span></text:p>
          <text:p text:style-name="P43"><text:span text:style-name="T35">-export([start/0]).</text:span></text:p>
          <text:p text:style-name="P43"><text:span text:style-name="T35">start() -&gt;</text:span></text:p>
          <text:p text:style-name="P43"><text:span text:style-name="T35"><text:s text:c="4"/></text:span><text:span text:style-name="T35">[block(I) || I &lt;- lists:seq(1, 9, 3)].</text:span></text:p>
          <text:p text:style-name="P43"><text:span text:style-name="T35">block(I) -&gt;</text:span></text:p>
          <text:p text:style-name="P43"><text:span text:style-name="T35"><text:s text:c="4"/></text:span><text:span text:style-name="T35">[line(I, J) || J &lt;- lists:seq(1, 9)],</text:span></text:p>
          <text:p text:style-name="P43"><text:span text:style-name="T35"><text:s text:c="4"/></text:span><text:span text:style-name="T35">io:fwrite("~n").</text:span></text:p>
          <text:p text:style-name="P43"><text:span text:style-name="T35">line(I, J) -&gt;</text:span></text:p>
          <text:p text:style-name="P43"><text:span text:style-name="T35"><text:s text:c="4"/></text:span><text:span text:style-name="T35">[io:format("~Bx~B=~2B\t", [K, J, K*J]) || K &lt;- lists:seq(I, I+2)],</text:span></text:p>
          <text:p text:style-name="P43"><text:span text:style-name="T35"><text:s text:c="4"/></text:span><text:span text:style-name="T3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26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2" draw:layer="layout" svg:width="11.2cm" svg:height="11.4cm" svg:x="1.2cm" svg:y="6.8cm">
          <text:p text:style-name="P61"><text:span text:style-name="T14">// grain mt9x9.gr || grain run mt9x9.gr.wasm</text:span></text:p>
          <text:p text:style-name="P61"><text:span text:style-name="T16"/></text:p>
          <text:p text:style-name="P61"><text:span text:style-name="T15">import File from "sys/file"</text:span></text:p>
          <text:p text:style-name="P61"><text:span text:style-name="T15">import Range from "range"</text:span></text:p>
          <text:p text:style-name="P61"><text:span text:style-name="T15">let item = (j, k) =&gt; {</text:span></text:p>
          <text:p text:style-name="P61"><text:span text:style-name="T15"><text:s text:c="2"/></text:span><text:span text:style-name="T15">File.fdWrite(File.stdout, toString(k) ++ "x")</text:span></text:p>
          <text:p text:style-name="P61"><text:span text:style-name="T15"><text:s text:c="2"/></text:span><text:span text:style-name="T15">File.fdWrite(File.stdout, toString(j) ++ "=")</text:span></text:p>
          <text:p text:style-name="P61"><text:span text:style-name="T15"><text:s text:c="2"/></text:span><text:span text:style-name="T15">if (k*j &lt; 10) {</text:span></text:p>
          <text:p text:style-name="P61"><text:span text:style-name="T15"><text:s text:c="4"/></text:span><text:span text:style-name="T15">File.fdWrite(File.stdout, " " ++ toString(k*j) ++ "\t")</text:span></text:p>
          <text:p text:style-name="P61"><text:span text:style-name="T15"><text:s text:c="2"/></text:span><text:span text:style-name="T15">} else {</text:span></text:p>
          <text:p text:style-name="P61"><text:span text:style-name="T15"><text:s text:c="4"/></text:span><text:span text:style-name="T15">File.fdWrite(File.stdout, toString(k*j) ++ "\t")</text:span></text:p>
          <text:p text:style-name="P61"><text:span text:style-name="T15"><text:s text:c="2"/></text:span><text:span text:style-name="T15">}</text:span></text:p>
          <text:p text:style-name="P61"><text:span text:style-name="T15"><text:s text:c="2"/></text:span><text:span text:style-name="T15">void</text:span></text:p>
          <text:p text:style-name="P61"><text:span text:style-name="T15">}</text:span></text:p>
          <text:p text:style-name="P61"><text:span text:style-name="T15">let line = (i, j) =&gt; {</text:span></text:p>
          <text:p text:style-name="P61"><text:span text:style-name="T15"><text:s text:c="2"/></text:span><text:span text:style-name="T15">Range.forEach(k =&gt; item(j, k), Range.Inclusive(i, i+2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let block = (i) =&gt; {</text:span></text:p>
          <text:p text:style-name="P61"><text:span text:style-name="T15"><text:s text:c="2"/></text:span><text:span text:style-name="T15">Range.forEach(j =&gt; line(i*3+1, j), Range.Inclusive(1, 9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5" draw:layer="layout" svg:width="11.2cm" svg:height="11.4cm" svg:x="13.154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9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3"><text:span text:style-name="T14">#! /usr/bin/gforth</text:span></text:p>
          <text:p text:style-name="P63"><text:span text:style-name="T14">\ ./mt9x9.fth || gforth mt9x9.fth</text:span></text:p>
          <text:p text:style-name="P63"><text:span text:style-name="T22"/></text:p>
          <text:p text:style-name="P63"><text:span text:style-name="T23">: mt9x9</text:span></text:p>
          <text:p text:style-name="P63"><text:span text:style-name="T23"><text:s text:c="4"/></text:span><text:span text:style-name="T23">10 1 do</text:span></text:p>
          <text:p text:style-name="P63"><text:span text:style-name="T23"><text:s text:c="8"/></text:span><text:span text:style-name="T23">10 1 do</text:span></text:p>
          <text:p text:style-name="P63"><text:span text:style-name="T23"><text:s text:c="12"/></text:span><text:span text:style-name="T23">3 0 do</text:span></text:p>
          <text:p text:style-name="P63"><text:span text:style-name="T23"><text:s text:c="16"/></text:span><text:span text:style-name="T23">i k + 1 u.r 120 emit</text:span></text:p>
          <text:p text:style-name="P63"><text:span text:style-name="T23"><text:s text:c="16"/></text:span><text:span text:style-name="T23">j 1 u.r 61 emit</text:span></text:p>
          <text:p text:style-name="P63"><text:span text:style-name="T23"><text:s text:c="16"/></text:span><text:span text:style-name="T23">i k + j * 2 u.r 9 emit</text:span></text:p>
          <text:p text:style-name="P63"><text:span text:style-name="T23"><text:s text:c="12"/></text:span><text:span text:style-name="T23">loop</text:span></text:p>
          <text:p text:style-name="P63"><text:span text:style-name="T23"><text:s text:c="12"/></text:span><text:span text:style-name="T23">10 emit</text:span></text:p>
          <text:p text:style-name="P63"><text:span text:style-name="T23"><text:s text:c="8"/></text:span><text:span text:style-name="T23">loop</text:span></text:p>
          <text:p text:style-name="P63"><text:span text:style-name="T23"><text:s text:c="8"/></text:span><text:span text:style-name="T23">cr</text:span></text:p>
          <text:p text:style-name="P63"><text:span text:style-name="T23"><text:s text:c="4"/></text:span><text:span text:style-name="T23">3 +loop ;</text:span></text:p>
          <text:p text:style-name="P63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6" draw:layer="layout" svg:width="11.2cm" svg:height="11.4cm" svg:x="13.151cm" svg:y="6.8cm">
          <text:p text:style-name="P65"><text:span text:style-name="T14">#!/usr/bin/dao</text:span></text:p>
          <text:p text:style-name="P65"><text:span text:style-name="T14"># ./mt9x9.dao || dao mt9x9.dao</text:span></text:p>
          <text:p text:style-name="P65"><text:span text:style-name="T22"/></text:p>
          <text:p text:style-name="P65"><text:span text:style-name="T23">for(var i = 1:3:10) {</text:span></text:p>
          <text:p text:style-name="P65"><text:span text:style-name="T23"><text:s text:c="4"/></text:span><text:span text:style-name="T23">for(var j = 1:10) {</text:span></text:p>
          <text:p text:style-name="P65"><text:span text:style-name="T23"><text:s text:c="8"/></text:span><text:span text:style-name="T23">for(var k in {i, i+1, i+2})</text:span></text:p>
          <text:p text:style-name="P65"><text:span text:style-name="T23"><text:s text:c="12"/></text:span><text:span text:style-name="T23">io.writef("%dx%d=%2d\t", k, j, k*j)</text:span></text:p>
          <text:p text:style-name="P65"><text:span text:style-name="T23"><text:s text:c="8"/></text:span><text:span text:style-name="T23">io.write("\n")</text:span></text:p>
          <text:p text:style-name="P65"><text:span text:style-name="T23"><text:s text:c="4"/></text:span><text:span text:style-name="T23">}</text:span></text:p>
          <text:p text:style-name="P65"><text:span text:style-name="T23"><text:s text:c="4"/></text:span><text:span text:style-name="T23">io.writeln()</text:span></text:p>
          <text:p text:style-name="P65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// chpl mt9x9.chpl &amp;&amp; ./mt9x9</text:span></text:p>
          <text:p text:style-name="P67"><text:span text:style-name="T16"/></text:p>
          <text:p text:style-name="P67"><text:span text:style-name="T23">for i in 1..9 by 3 {</text:span></text:p>
          <text:p text:style-name="P67"><text:span text:style-name="T23"><text:s text:c="4"/></text:span><text:span text:style-name="T23">for j in 1..9 {</text:span></text:p>
          <text:p text:style-name="P67"><text:span text:style-name="T23"><text:s text:c="8"/></text:span><text:span text:style-name="T23">for k in [i, i+1, i+2] {</text:span></text:p>
          <text:p text:style-name="P67"><text:span text:style-name="T23"><text:s text:c="12"/></text:span><text:span text:style-name="T23">writef("%{#}x%{#}=%{##}\t", k, j, k*j);</text:span></text:p>
          <text:p text:style-name="P67"><text:span text:style-name="T23"><text:s text:c="8"/></text:span><text:span text:style-name="T23">}</text:span></text:p>
          <text:p text:style-name="P67"><text:span text:style-name="T23"><text:s text:c="8"/></text:span><text:span text:style-name="T23">write('\n');</text:span></text:p>
          <text:p text:style-name="P67"><text:span text:style-name="T23"><text:s text:c="4"/></text:span><text:span text:style-name="T23">}</text:span></text:p>
          <text:p text:style-name="P67"><text:span text:style-name="T23"><text:s text:c="4"/></text:span><text:span text:style-name="T23">writeln();</text:span></text:p>
          <text:p text:style-name="P6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37">* pspp mt9x9.sps</text:span></text:p>
          <text:p text:style-name="P69"><text:span text:style-name="T38"/></text:p>
          <text:p text:style-name="P69"><text:span text:style-name="T39">NEW FILE.</text:span></text:p>
          <text:p text:style-name="P69"><text:span text:style-name="T39">INPUT PROGRAM.</text:span></text:p>
          <text:p text:style-name="P69"><text:span text:style-name="T39"><text:s text:c="4"/></text:span><text:span text:style-name="T39">STRING #s #s0 TO #s2 (A6).</text:span></text:p>
          <text:p text:style-name="P69"><text:span text:style-name="T39"><text:s text:c="4"/></text:span><text:span text:style-name="T39">LOOP #i = 1 TO 9 BY 3.</text:span></text:p>
          <text:p text:style-name="P69"><text:span text:style-name="T39"><text:s text:c="8"/></text:span><text:span text:style-name="T39">LOOP #j = 1 TO 9.</text:span></text:p>
          <text:p text:style-name="P69"><text:span text:style-name="T39"><text:s text:c="12"/></text:span><text:span text:style-name="T39">LOOP #k = #i TO #i+2.</text:span></text:p>
          <text:p text:style-name="P69"><text:span text:style-name="T39"><text:s text:c="16"/></text:span><text:span text:style-name="T39">COMPUTE #s = CONCAT(STRING(#k,F1),"x",STRING(#j,F1),"=",STRING(#k*#j,F2)).</text:span></text:p>
          <text:p text:style-name="P69"><text:span text:style-name="T39"><text:s text:c="16"/></text:span><text:span text:style-name="T39">IF(#k = #i) #s0 = #s.</text:span></text:p>
          <text:p text:style-name="P69"><text:span text:style-name="T39"><text:s text:c="16"/></text:span><text:span text:style-name="T39">IF(#k = #i+1) #s1 = #s.</text:span></text:p>
          <text:p text:style-name="P69"><text:span text:style-name="T39"><text:s text:c="16"/></text:span><text:span text:style-name="T39">IF(#k = #i+2) #s2 = #s.</text:span></text:p>
          <text:p text:style-name="P69"><text:span text:style-name="T39"><text:s text:c="12"/></text:span><text:span text:style-name="T39">END LOOP.</text:span></text:p>
          <text:p text:style-name="P69"><text:span text:style-name="T39"><text:s text:c="12"/></text:span><text:span text:style-name="T39">PRINT / #s0(A6) " <text:s/>" #s1(A6) " <text:s/>" #s2(A6).</text:span></text:p>
          <text:p text:style-name="P69"><text:span text:style-name="T39"><text:s text:c="8"/></text:span><text:span text:style-name="T39">END LOOP.</text:span></text:p>
          <text:p text:style-name="P69"><text:span text:style-name="T39"><text:s text:c="8"/></text:span><text:span text:style-name="T39">PRINT.</text:span></text:p>
          <text:p text:style-name="P69"><text:span text:style-name="T39"><text:s text:c="4"/></text:span><text:span text:style-name="T39">END LOOP.</text:span></text:p>
          <text:p text:style-name="P69"><text:span text:style-name="T39"><text:s text:c="4"/></text:span><text:span text:style-name="T39">WRITE.</text:span></text:p>
          <text:p text:style-name="P69"><text:span text:style-name="T39"><text:s text:c="4"/></text:span><text:span text:style-name="T39">END FILE.</text:span></text:p>
          <text:p text:style-name="P69"><text:span text:style-name="T39">END INPUT PROGRAM.</text:span></text:p>
          <text:p text:style-name="P69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4cm" svg:y="6.8cm">
          <text:p text:style-name="P71"><text:span text:style-name="T14"/></text:p>
          <text:p text:style-name="P71"><text:span text:style-name="T14">-- ghdl -c mt9x9.vhd -e mt9x9 &amp;&amp; ./mt9x9</text:span></text:p>
          <text:p text:style-name="P71"><text:span text:style-name="T18"/></text:p>
          <text:p text:style-name="P71"><text:span text:style-name="T18">LIBRARY std;</text:span></text:p>
          <text:p text:style-name="P71"><text:span text:style-name="T18">USE std.TEXTIO.all;</text:span></text:p>
          <text:p text:style-name="P71"><text:span text:style-name="T18">entity mt9x9 is</text:span></text:p>
          <text:p text:style-name="P71"><text:span text:style-name="T18">end mt9x9;</text:span></text:p>
          <text:p text:style-name="P71"><text:span text:style-name="T18">architecture mt9x9 of mt9x9 is</text:span></text:p>
          <text:p text:style-name="P71"><text:span text:style-name="T18">begin</text:span></text:p>
          <text:p text:style-name="P71"><text:span text:style-name="T18"><text:s text:c="4"/></text:span><text:span text:style-name="T18">process</text:span></text:p>
          <text:p text:style-name="P71"><text:span text:style-name="T18"><text:s text:c="8"/></text:span><text:span text:style-name="T18">variable i, j, k: integer;</text:span></text:p>
          <text:p text:style-name="P71"><text:span text:style-name="T18"><text:s text:c="8"/></text:span><text:span text:style-name="T18">variable s: line;</text:span></text:p>
          <text:p text:style-name="P71"><text:span text:style-name="T18"><text:s text:c="4"/></text:span><text:span text:style-name="T18">begin</text:span></text:p>
          <text:p text:style-name="P71"><text:span text:style-name="T18"><text:s text:c="8"/></text:span><text:span text:style-name="T18">for i in 1 to 9 loop</text:span></text:p>
          <text:p text:style-name="P71"><text:span text:style-name="T18"><text:s text:c="12"/></text:span><text:span text:style-name="T18">next when i mod 3 /= 1;</text:span></text:p>
          <text:p text:style-name="P71"><text:span text:style-name="T18"><text:s text:c="12"/></text:span><text:span text:style-name="T18">for j in 1 to 9 loop</text:span></text:p>
          <text:p text:style-name="P71"><text:span text:style-name="T18"><text:s text:c="16"/></text:span><text:span text:style-name="T18">for k in i to i+2 loop</text:span></text:p>
          <text:p text:style-name="P71"><text:span text:style-name="T18"><text:s text:c="20"/></text:span><text:span text:style-name="T18">write(s, k);</text:span></text:p>
          <text:p text:style-name="P71"><text:span text:style-name="T18"><text:s text:c="20"/></text:span><text:span text:style-name="T18">write(s, 'x');</text:span></text:p>
          <text:p text:style-name="P71"><text:span text:style-name="T18"><text:s text:c="20"/></text:span><text:span text:style-name="T18">write(s, j);</text:span></text:p>
          <text:p text:style-name="P71"><text:span text:style-name="T18"><text:s text:c="20"/></text:span><text:span text:style-name="T18">write(s, '=');</text:span></text:p>
          <text:p text:style-name="P71"><text:span text:style-name="T18"><text:s text:c="20"/></text:span><text:span text:style-name="T18">write(s, k*j, right, 2);</text:span></text:p>
          <text:p text:style-name="P71"><text:span text:style-name="T18"><text:s text:c="20"/></text:span><text:span text:style-name="T18">write(s, character'val(9));</text:span></text:p>
          <text:p text:style-name="P71"><text:span text:style-name="T18"><text:s text:c="16"/></text:span><text:span text:style-name="T18">end loop;</text:span></text:p>
          <text:p text:style-name="P71"><text:span text:style-name="T18"><text:s text:c="16"/></text:span><text:span text:style-name="T18">writeline(OUTPUT, s);</text:span></text:p>
          <text:p text:style-name="P71"><text:span text:style-name="T18"><text:s text:c="12"/></text:span><text:span text:style-name="T18">end loop;</text:span></text:p>
          <text:p text:style-name="P71"><text:span text:style-name="T18"><text:s text:c="12"/></text:span><text:span text:style-name="T18">write(s, character'val(0));</text:span></text:p>
          <text:p text:style-name="P71"><text:span text:style-name="T18"><text:s text:c="12"/></text:span><text:span text:style-name="T18">writeline(OUTPUT, s);</text:span></text:p>
          <text:p text:style-name="P71"><text:span text:style-name="T18"><text:s text:c="8"/></text:span><text:span text:style-name="T18">end loop;</text:span></text:p>
          <text:p text:style-name="P71"><text:span text:style-name="T18"><text:s text:c="8"/></text:span><text:span text:style-name="T18">wait;</text:span></text:p>
          <text:p text:style-name="P71"><text:span text:style-name="T18"><text:s text:c="4"/></text:span><text:span text:style-name="T18">end process;</text:span></text:p>
          <text:p text:style-name="P7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31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31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4" draw:layer="layout" svg:width="11.2cm" svg:height="11.4cm" svg:x="13.15cm" svg:y="6.8cm">
          <text:p text:style-name="P73"><text:span text:style-name="T28">-- sqlite3 &lt; mt9x9.sql</text:span></text:p>
          <text:p text:style-name="P73"><text:span text:style-name="T40"/></text:p>
          <text:p text:style-name="P73"><text:span text:style-name="T29">.mode tabs</text:span></text:p>
          <text:p text:style-name="P73"><text:span text:style-name="T29">CREATE TABLE t(j INT, i INT);</text:span></text:p>
          <text:p text:style-name="P73"><text:span text:style-name="T29">WITH RECURSIVE </text:span></text:p>
          <text:p text:style-name="P73"><text:span text:style-name="T29"><text:s text:c="2"/></text:span><text:span text:style-name="T29">for(j) AS (VALUES(1) UNION ALL SELECT j+1 FROM for WHERE j &lt; 9)</text:span></text:p>
          <text:p text:style-name="P73"><text:span text:style-name="T29">INSERT INTO t SELECT j, 1 FROM for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7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19">*&gt; cobc -Fx mt9x9.cob &amp;&amp; ./mt9x9 || cobc -Fxj mt9x9.cob</text:span></text:p>
          <text:p text:style-name="P55"><text:span text:style-name="T31"/></text:p>
          <text:p text:style-name="P55"><text:span text:style-name="T21">identification division.</text:span></text:p>
          <text:p text:style-name="P55"><text:span text:style-name="T21">program-id. mt9x9.</text:span></text:p>
          <text:p text:style-name="P55"><text:span text:style-name="T21">data division.</text:span></text:p>
          <text:p text:style-name="P55"><text:span text:style-name="T21">working-storage section.</text:span></text:p>
          <text:p text:style-name="P55"><text:span text:style-name="T21">01 i pic 9.</text:span></text:p>
          <text:p text:style-name="P55"><text:span text:style-name="T21">01 j pic 9.</text:span></text:p>
          <text:p text:style-name="P55"><text:span text:style-name="T21">01 k pic 9.</text:span></text:p>
          <text:p text:style-name="P55"><text:span text:style-name="T21">01 l pic 9.</text:span></text:p>
          <text:p text:style-name="P55"><text:span text:style-name="T21">01 kj pic z9.</text:span></text:p>
          <text:p text:style-name="P55"><text:span text:style-name="T21">procedure division.</text:span></text:p>
          <text:p text:style-name="P55"><text:span text:style-name="T21">perform varying i from 0 by 3 until i greater than 8</text:span></text:p>
          <text:p text:style-name="P55"><text:span text:style-name="T21"><text:s text:c="4"/></text:span><text:span text:style-name="T21">perform with test after varying j from 1 by 1 until j equal 9</text:span></text:p>
          <text:p text:style-name="P55"><text:span text:style-name="T21"><text:s text:c="8"/></text:span><text:span text:style-name="T21">perform varying l from 1 by 1 until l greater than 3</text:span></text:p>
          <text:p text:style-name="P55"><text:span text:style-name="T21"><text:s text:c="12"/></text:span><text:span text:style-name="T21">add i l giving k</text:span></text:p>
          <text:p text:style-name="P55"><text:span text:style-name="T21"><text:s text:c="12"/></text:span><text:span text:style-name="T21">multiply k by j giving kj</text:span></text:p>
          <text:p text:style-name="P55"><text:span text:style-name="T21"><text:s text:c="12"/></text:span><text:span text:style-name="T21">display k "x" j "=" kj x"09" with no advancing</text:span></text:p>
          <text:p text:style-name="P55"><text:span text:style-name="T21"><text:s text:c="8"/></text:span><text:span text:style-name="T21">end-perform</text:span></text:p>
          <text:p text:style-name="P55"><text:span text:style-name="T21"><text:s text:c="8"/></text:span><text:span text:style-name="T21">display x"0a" with no advancing</text:span></text:p>
          <text:p text:style-name="P55"><text:span text:style-name="T21"><text:s text:c="4"/></text:span><text:span text:style-name="T21">end-perform</text:span></text:p>
          <text:p text:style-name="P55"><text:span text:style-name="T21"><text:s text:c="4"/></text:span><text:span text:style-name="T21">display x"00"</text:span></text:p>
          <text:p text:style-name="P55"><text:span text:style-name="T21">end-perform</text:span></text:p>
          <text:p text:style-name="P55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7" draw:layer="layout" svg:width="11.2cm" svg:height="11.4cm" svg:x="13.21cm" svg:y="6.8cm">
          <text:p text:style-name="P76"><text:span text:style-name="T19">% sisalc -fileio mt9x9.sis -o mt9x9 &amp;&amp; ./mt9x9</text:span></text:p>
          <text:p text:style-name="P76"><text:span text:style-name="T26"/></text:p>
          <text:p text:style-name="P76"><text:span text:style-name="T20">define main</text:span></text:p>
          <text:p text:style-name="P76"><text:span text:style-name="T20">type string = array[character];</text:span></text:p>
          <text:p text:style-name="P76"><text:span text:style-name="T20">function main(returns string)</text:span></text:p>
          <text:p text:style-name="P76"><text:span text:style-name="T20"><text:s text:c="4"/></text:span><text:span text:style-name="T20">for i in array[1: 1, 4, 7] cross j in 1, 9 cross k in i, i+2</text:span></text:p>
          <text:p text:style-name="P76"><text:span text:style-name="T20"><text:s text:c="8"/></text:span><text:span text:style-name="T20">s := array[1: character(48+k),'x',character(48+j),'='] ||</text:span></text:p>
          <text:p text:style-name="P76"><text:span text:style-name="T20"><text:s text:c="8"/></text:span><text:span text:style-name="T20">if k*j &lt; 10 then</text:span></text:p>
          <text:p text:style-name="P76"><text:span text:style-name="T20"><text:s text:c="12"/></text:span><text:span text:style-name="T20">array[1: ' ',character(48+k*j)]</text:span></text:p>
          <text:p text:style-name="P76"><text:span text:style-name="T20"><text:s text:c="8"/></text:span><text:span text:style-name="T20">else</text:span></text:p>
          <text:p text:style-name="P76"><text:span text:style-name="T20"><text:s text:c="12"/></text:span><text:span text:style-name="T20">array[1: character(48+k*j/10),character(48+mod(k*j,10))]</text:span></text:p>
          <text:p text:style-name="P76"><text:span text:style-name="T20"><text:s text:c="8"/></text:span><text:span text:style-name="T20">end if ||</text:span></text:p>
          <text:p text:style-name="P76"><text:span text:style-name="T20"><text:s text:c="8"/></text:span><text:span text:style-name="T20">if k ~= i+2 then</text:span></text:p>
          <text:p text:style-name="P76"><text:span text:style-name="T20"><text:s text:c="12"/></text:span><text:span text:style-name="T20">array[1: '\t']</text:span></text:p>
          <text:p text:style-name="P76"><text:span text:style-name="T20"><text:s text:c="8"/></text:span><text:span text:style-name="T20">elseif j = 9 then</text:span></text:p>
          <text:p text:style-name="P76"><text:span text:style-name="T20"><text:s text:c="12"/></text:span><text:span text:style-name="T20">array[1: '\n','\n']</text:span></text:p>
          <text:p text:style-name="P76"><text:span text:style-name="T20"><text:s text:c="8"/></text:span><text:span text:style-name="T20">else</text:span></text:p>
          <text:p text:style-name="P76"><text:span text:style-name="T20"><text:s text:c="12"/></text:span><text:span text:style-name="T20">array[1: '\n']</text:span></text:p>
          <text:p text:style-name="P76"><text:span text:style-name="T20"><text:s text:c="8"/></text:span><text:span text:style-name="T20">end if</text:span></text:p>
          <text:p text:style-name="P76"><text:span text:style-name="T20"><text:s text:c="8"/></text:span><text:span text:style-name="T20">returns</text:span></text:p>
          <text:p text:style-name="P76"><text:span text:style-name="T20"><text:s text:c="12"/></text:span><text:span text:style-name="T20">value of catenate s</text:span></text:p>
          <text:p text:style-name="P76"><text:span text:style-name="T20"><text:s text:c="4"/></text:span><text:span text:style-name="T20">end for </text:span></text:p>
          <text:p text:style-name="P76"><text:span text:style-name="T20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9" draw:layer="layout" svg:width="11.2cm" svg:height="11.4cm" svg:x="1.2cm" svg:y="6.8cm">
          <text:p text:style-name="P78"><text:span text:style-name="T41">/* cantonese mt9x9.cantonese */</text:span></text:p>
          <text:p text:style-name="P78"><text:span text:style-name="T42"/></text:p>
          <text:p text:style-name="P78"><text:span text:style-name="T43">|</text:span><text:span text:style-name="T43">甲</text:span><text:span text:style-name="T43">| </text:span><text:span text:style-name="T43">從 </text:span><text:span text:style-name="T43">0 </text:span><text:span text:style-name="T43">行到 </text:span><text:span text:style-name="T43">3</text:span></text:p>
          <text:p text:style-name="P78"><text:span text:style-name="T43"><text:s text:c="4"/></text:span><text:span text:style-name="T43">|</text:span><text:span text:style-name="T43">乙</text:span><text:span text:style-name="T43">| </text:span><text:span text:style-name="T43">從 </text:span><text:span text:style-name="T43">1 </text:span><text:span text:style-name="T43">行到 </text:span><text:span text:style-name="T43">10</text:span></text:p>
          <text:p text:style-name="P78"><text:span text:style-name="T43"><text:s text:c="8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""</text:span></text:p>
          <text:p text:style-name="P78"><text:span text:style-name="T43"><text:s text:c="8"/></text:span><text:span text:style-name="T43">|</text:span><text:span text:style-name="T43">丙</text:span><text:span text:style-name="T43">| </text:span><text:span text:style-name="T43">從 </text:span><text:span text:style-name="T43">|</text:span><text:span text:style-name="T43">甲 乘 </text:span><text:span text:style-name="T43">3 </text:span><text:span text:style-name="T43">加 </text:span><text:span text:style-name="T43">1| </text:span><text:span text:style-name="T43">行到 </text:span><text:span text:style-name="T43">|</text:span><text:span text:style-name="T43">甲 乘 </text:span><text:span text:style-name="T43">3 </text:span><text:span text:style-name="T43">加 </text:span><text:span text:style-name="T43">4|</text:span></text:p>
          <text:p text:style-name="P78"><text:span text:style-name="T43"><text:s text:c="12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str(</text:span><text:span text:style-name="T43">丙</text:span><text:span text:style-name="T43">) </text:span><text:span text:style-name="T43">加 </text:span><text:span text:style-name="T43">"x" </text:span><text:span text:style-name="T43">加 </text:span><text:span text:style-name="T43">str(</text:span><text:span text:style-name="T43">乙</text:span><text:span text:style-name="T43">) </text:span><text:span text:style-name="T43">加 </text:span><text:span text:style-name="T43">"="|</text:span></text:p>
          <text:p text:style-name="P78"><text:span text:style-name="T43"><text:s text:c="12"/></text:span><text:span text:style-name="T43">如果 </text:span><text:span text:style-name="T43">|</text:span><text:span text:style-name="T43">丙 乘 乙 比唔上 </text:span><text:span text:style-name="T43">10| </text:span><text:span text:style-name="T43">嘅話 </text:span><text:span text:style-name="T43">-&gt; {</text:span></text:p>
          <text:p text:style-name="P78"><text:span text:style-name="T43"><text:s text:c="16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" "|</text:span></text:p>
          <text:p text:style-name="P78"><text:span text:style-name="T43"><text:s text:c="12"/></text:span><text:span text:style-name="T43">}</text:span></text:p>
          <text:p text:style-name="P78"><text:span text:style-name="T43"><text:s text:c="12"/></text:span><text:span text:style-name="T43">講嘢</text:span><text:span text:style-name="T43">: |</text:span><text:span text:style-name="T43">列</text:span><text:span text:style-name="T43">| </text:span><text:span text:style-name="T43">係 </text:span><text:span text:style-name="T43">|</text:span><text:span text:style-name="T43">列 加 </text:span><text:span text:style-name="T43">str(</text:span><text:span text:style-name="T43">丙 乘 乙</text:span><text:span text:style-name="T43">) </text:span><text:span text:style-name="T43">加 </text:span><text:span text:style-name="T43">"\t"|</text:span></text:p>
          <text:p text:style-name="P78"><text:span text:style-name="T43"><text:s text:c="8"/></text:span><text:span text:style-name="T43">行晒</text:span></text:p>
          <text:p text:style-name="P78"><text:span text:style-name="T43"><text:s text:c="8"/></text:span><text:span text:style-name="T43">畀我睇下 </text:span><text:span text:style-name="T43">|</text:span><text:span text:style-name="T43">列</text:span><text:span text:style-name="T43">| </text:span><text:span text:style-name="T43">點樣先？</text:span></text:p>
          <text:p text:style-name="P78"><text:span text:style-name="T43"><text:s text:c="4"/></text:span><text:span text:style-name="T43">行晒</text:span></text:p>
          <text:p text:style-name="P78"><text:span text:style-name="T43"><text:s text:c="4"/></text:span><text:span text:style-name="T43">畀我睇下 </text:span><text:span text:style-name="T43">"" </text:span><text:span text:style-name="T43">點樣先？</text:span></text:p>
          <text:p text:style-name="P78"><text:span text:style-name="T43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81" draw:layer="layout" svg:width="11.2cm" svg:height="11.4cm" svg:x="13.21cm" svg:y="6.8cm">
          <text:p text:style-name="P80"><text:span text:style-name="T44">批曰。『</text:span><text:span text:style-name="T44">wenyan mt9x9.wy</text:span><text:span text:style-name="T44">』。</text:span></text:p>
          <text:p text:style-name="P80"><text:span text:style-name="T30"/></text:p>
          <text:p text:style-name="P80"><text:span text:style-name="T45">有數一名之曰「甲」。</text:span></text:p>
          <text:p text:style-name="P80"><text:span text:style-name="T45">恆為是。若「甲」不小於十者乃止也。</text:span></text:p>
          <text:p text:style-name="P80"><text:span text:style-name="T45"><text:s text:c="4"/></text:span><text:span text:style-name="T45">有數一名之曰「乙」。</text:span></text:p>
          <text:p text:style-name="P80"><text:span text:style-name="T45"><text:s text:c="4"/></text:span><text:span text:style-name="T45">恆為是。若「乙」不小於十者乃止也。</text:span></text:p>
          <text:p text:style-name="P80"><text:span text:style-name="T45"><text:s text:c="8"/></text:span><text:span text:style-name="T45">有數「甲」名之曰「丙」。</text:span></text:p>
          <text:p text:style-name="P80"><text:span text:style-name="T45"><text:s text:c="8"/></text:span><text:span text:style-name="T45">吾有一言。名之曰「列」。</text:span></text:p>
          <text:p text:style-name="P80"><text:span text:style-name="T45"><text:s text:c="8"/></text:span><text:span text:style-name="T45">恆為是。若「丙」不小於「甲」加三者乃止也。</text:span></text:p>
          <text:p text:style-name="P80"><text:span text:style-name="T45"><text:s text:c="12"/></text:span><text:span text:style-name="T45">乘「丙」以「乙」名之曰「果」。</text:span></text:p>
          <text:p text:style-name="P80"><text:span text:style-name="T45"><text:s text:c="12"/></text:span><text:span text:style-name="T45">加「列」以「丙」。昔之「列」者今其是矣。</text:span></text:p>
          <text:p text:style-name="P80"><text:span text:style-name="T45"><text:s text:c="12"/></text:span><text:span text:style-name="T45">加「列」以『</text:span><text:span text:style-name="T45">x</text:span><text:span text:style-name="T45">』。昔之「列」者今其是矣。</text:span></text:p>
          <text:p text:style-name="P80"><text:span text:style-name="T45"><text:s text:c="12"/></text:span><text:span text:style-name="T45">加「列」以「乙」。昔之「列」者今其是矣。</text:span></text:p>
          <text:p text:style-name="P80"><text:span text:style-name="T45"><text:s text:c="12"/></text:span><text:span text:style-name="T45">加「列」以『</text:span><text:span text:style-name="T45">=</text:span><text:span text:style-name="T45">』。昔之「列」者今其是矣。</text:span></text:p>
          <text:p text:style-name="P80"><text:span text:style-name="T45"><text:s text:c="12"/></text:span><text:span text:style-name="T45">若「果」小於十者</text:span></text:p>
          <text:p text:style-name="P80"><text:span text:style-name="T45"><text:s text:c="16"/></text:span><text:span text:style-name="T45">加「列」以『 』。昔之「列」者今其是矣也。</text:span></text:p>
          <text:p text:style-name="P80"><text:span text:style-name="T45"><text:s text:c="12"/></text:span><text:span text:style-name="T45">加「列」以「果」。昔之「列」者今其是矣。</text:span></text:p>
          <text:p text:style-name="P80"><text:span text:style-name="T45"><text:s text:c="12"/></text:span><text:span text:style-name="T45">加「列」以『</text:span><text:span text:style-name="T45">\t</text:span><text:span text:style-name="T45">』。昔之「列」者今其是矣。</text:span></text:p>
          <text:p text:style-name="P80"><text:span text:style-name="T45"><text:s text:c="12"/></text:span><text:span text:style-name="T45">加「丙」以一。昔之「丙」者今其是矣。</text:span></text:p>
          <text:p text:style-name="P80"><text:span text:style-name="T45"><text:s text:c="8"/></text:span><text:span text:style-name="T45">云云。</text:span></text:p>
          <text:p text:style-name="P80"><text:span text:style-name="T45"><text:s text:c="8"/></text:span><text:span text:style-name="T45">吾有一言。曰「列」。書之。</text:span></text:p>
          <text:p text:style-name="P80"><text:span text:style-name="T45"><text:s text:c="8"/></text:span><text:span text:style-name="T45">加「乙」以一。昔之「乙」者今其是矣。</text:span></text:p>
          <text:p text:style-name="P80"><text:span text:style-name="T45"><text:s text:c="4"/></text:span><text:span text:style-name="T45">云云。</text:span></text:p>
          <text:p text:style-name="P80"><text:span text:style-name="T45"><text:s text:c="4"/></text:span><text:span text:style-name="T45">書之。</text:span></text:p>
          <text:p text:style-name="P80"><text:span text:style-name="T45"><text:s text:c="4"/></text:span><text:span text:style-name="T45">加「甲」以三。昔之「甲」者今其是矣。</text:span></text:p>
          <text:p text:style-name="P80"><text:span text:style-name="T45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82"><text:span text:style-name="T46">Rosetta Code</text:span></text:p>
                <text:p text:style-name="P83"><text:span text:style-name="T47">&lt;https://www.rosettacode.org/wiki/Multiplication_tables&gt;</text:span></text:p>
              </text:list-item>
              <text:list-item>
                <text:p text:style-name="P82"><text:span text:style-name="T46">Learn X in Y minutes</text:span></text:p>
              </text:list-item>
            </text:list>
            <text:list text:style-name="L5">
              <text:list-header>
                <text:p text:style-name="P83"><text:span text:style-name="T47">&lt;https://learnxinyminutes.com/&gt;</text:span></text:p>
              </text:list-header>
            </text:list>
            <text:list text:style-name="L3">
              <text:list-item>
                <text:p text:style-name="P82"><text:span text:style-name="T46">Fibonacci Benchmark</text:span></text:p>
              </text:list-item>
            </text:list>
            <text:list text:style-name="L5">
              <text:list-header>
                <text:p text:style-name="P83"><text:span text:style-name="T47">&lt;https://github.com/drujensen/fib&gt;</text:span></text:p>
              </text:list-header>
            </text:list>
            <text:list text:style-name="L3">
              <text:list-item>
                <text:p text:style-name="P82"><text:span text:style-name="T46">99 Bottles of Beer</text:span></text:p>
              </text:list-item>
            </text:list>
            <text:list text:style-name="L5">
              <text:list-header>
                <text:p text:style-name="P83"><text:span text:style-name="T47">&lt;https://www.99-bottles-of-beer.net/&gt;</text:span></text:p>
              </text:list-header>
            </text:list>
            <text:list text:style-name="L3">
              <text:list-header>
                <text:p text:style-name="P82"><text:span text:style-name="T48"/></text:p>
              </text:list-header>
              <text:list-item>
                <text:p text:style-name="P82"><text:span text:style-name="T46">Excluded target languages</text:span></text:p>
                <text:p text:style-name="P83"><text:span text:style-name="T47">11l, A+, Agda, APL, Assembly, Brainfuck, Clean, Crack, Elena, Eliza, </text:span><text:span text:style-name="T47">K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85" draw:layer="layout" svg:width="10.508cm" svg:height="3.176cm" svg:x="4.913cm" svg:y="4.525cm" presentation:class="title" presentation:user-transformed="true">
          <draw:text-box>
            <text:p text:style-name="P84"><text:span text:style-name="T49">Thank you!</text:span></text:p>
          </draw:text-box>
        </draw:frame>
        <draw:custom-shape draw:style-name="gr2" draw:text-style-name="P87" draw:layer="layout" svg:width="14.9cm" svg:height="0.896cm" svg:x="10.221cm" svg:y="17.936cm">
          <text:p text:style-name="P86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6" presentation:class="page"/>
          <draw:frame presentation:style-name="pr8" draw:text-style-name="P88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variable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fixed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73</meta:editing-cycles>
    <meta:editing-duration>P5DT21H56M50S</meta:editing-duration>
    <meta:initial-creator>root </meta:initial-creator>
    <dc:date>2022-11-21T09:29:42.239288802</dc:date>
    <meta:document-statistic meta:object-count="652"/>
    <meta:user-defined meta:name="Info 1"/>
    <meta:user-defined meta:name="Info 2"/>
    <meta:user-defined meta:name="Info 3"/>
    <meta:user-defined meta:name="Info 4"/>
  </office:meta>
</office:document-meta>
</file>